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officeooo:rsid="0014f829" officeooo:paragraph-rsid="00282fb2"/>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fo:language="en" fo:country="US" officeooo:paragraph-rsid="00282fb2"/>
    </style:style>
    <style:style style:name="P7" style:family="paragraph" style:parent-style-name="Standard">
      <style:paragraph-properties fo:text-align="justify" style:justify-single-word="false"/>
      <style:text-properties fo:language="en" fo:country="US" style:text-underline-style="none" officeooo:rsid="0024de17" officeooo:paragraph-rsid="0024de17"/>
    </style:style>
    <style:style style:name="P8" style:family="paragraph" style:parent-style-name="Standard">
      <style:paragraph-properties fo:text-align="start" style:justify-single-word="false"/>
      <style:text-properties fo:language="en" fo:country="US" style:text-underline-style="none"/>
    </style:style>
    <style:style style:name="P9" style:family="paragraph" style:parent-style-name="Standard">
      <style:paragraph-properties fo:text-align="start" style:justify-single-word="false"/>
      <style:text-properties fo:language="en" fo:country="US" style:text-underline-style="none" officeooo:paragraph-rsid="00251598"/>
    </style:style>
    <style:style style:name="P10" style:family="paragraph" style:parent-style-name="Standard">
      <style:paragraph-properties fo:text-align="justify" style:justify-single-word="false"/>
      <style:text-properties fo:language="en" fo:country="US" style:text-underline-style="none"/>
    </style:style>
    <style:style style:name="P11" style:family="paragraph" style:parent-style-name="Standard">
      <style:paragraph-properties fo:text-align="justify" style:justify-single-word="false"/>
      <style:text-properties fo:language="en" fo:country="US" style:text-underline-style="none" officeooo:paragraph-rsid="00282fb2"/>
    </style:style>
    <style:style style:name="P12" style:family="paragraph" style:parent-style-name="Standard">
      <style:paragraph-properties fo:text-align="justify" style:justify-single-word="false"/>
      <style:text-properties fo:language="en" fo:country="US" style:text-underline-style="none" officeooo:paragraph-rsid="0026c42b"/>
    </style:style>
    <style:style style:name="P13" style:family="paragraph" style:parent-style-name="Standard">
      <style:text-properties fo:language="en" fo:country="US" officeooo:rsid="00251598" officeooo:paragraph-rsid="00251598"/>
    </style:style>
    <style:style style:name="P14" style:family="paragraph" style:parent-style-name="Standard">
      <style:text-properties fo:language="en" fo:country="US" officeooo:paragraph-rsid="0019534d"/>
    </style:style>
    <style:style style:name="P15" style:family="paragraph" style:parent-style-name="Standard">
      <style:paragraph-properties fo:text-align="justify" style:justify-single-word="false"/>
      <style:text-properties fo:language="en" fo:country="US" officeooo:rsid="0014f829" officeooo:paragraph-rsid="00282fb2"/>
    </style:style>
    <style:style style:name="P16" style:family="paragraph" style:parent-style-name="Standard">
      <style:text-properties fo:language="en" fo:country="US" officeooo:rsid="001d4729" officeooo:paragraph-rsid="0026c42b"/>
    </style:style>
    <style:style style:name="P17" style:family="paragraph" style:parent-style-name="Preformatted_20_Text">
      <style:paragraph-properties fo:text-align="start" style:justify-single-word="false"/>
      <style:text-properties fo:language="en" fo:country="US" style:text-underline-style="none"/>
    </style:style>
    <style:style style:name="P18" style:family="paragraph" style:parent-style-name="Preformatted_20_Text">
      <style:paragraph-properties fo:text-align="start" style:justify-single-word="false"/>
      <style:text-properties style:font-name="Times New Roman" fo:font-size="12pt" fo:language="en" fo:country="US" style:text-underline-style="none" style:font-size-asian="12pt" style:font-size-complex="12pt"/>
    </style:style>
    <style:style style:name="P19" style:family="paragraph" style:parent-style-name="Contents_20_3">
      <style:paragraph-properties>
        <style:tab-stops>
          <style:tab-stop style:position="16.803cm" style:type="right" style:leader-style="dotted" style:leader-text="."/>
        </style:tab-stops>
      </style:paragraph-properties>
    </style:style>
    <style:style style:name="P20" style:family="paragraph" style:parent-style-name="Contents_20_1">
      <style:paragraph-properties>
        <style:tab-stops>
          <style:tab-stop style:position="17.801cm" style:type="right" style:leader-style="dotted" style:leader-text="."/>
        </style:tab-stops>
      </style:paragraph-properties>
    </style:style>
    <style:style style:name="P21" style:family="paragraph" style:parent-style-name="Contents_20_2">
      <style:paragraph-properties>
        <style:tab-stops>
          <style:tab-stop style:position="17.302cm" style:type="right" style:leader-style="dotted" style:leader-text="."/>
        </style:tab-stops>
      </style:paragraph-properties>
    </style:style>
    <style:style style:name="P22" style:family="paragraph" style:parent-style-name="ANleitung_20_1">
      <style:text-properties fo:language="en" fo:country="US"/>
    </style:style>
    <style:style style:name="P23" style:family="paragraph" style:parent-style-name="ANleitung_20_1" style:list-style-name="">
      <style:text-properties fo:language="en" fo:country="US"/>
    </style:style>
    <style:style style:name="P24" style:family="paragraph" style:parent-style-name="ANleitung_20_1">
      <style:text-properties fo:language="en" fo:country="US" style:text-underline-style="solid" style:text-underline-width="auto" style:text-underline-color="font-color"/>
    </style:style>
    <style:style style:name="P25" style:family="paragraph" style:parent-style-name="ANleitung_20_1">
      <style:text-properties fo:font-size="16pt" fo:language="en" fo:country="US" fo:font-weight="bold" officeooo:rsid="0024de17" style:font-size-asian="16pt" style:font-weight-asian="bold" style:font-size-complex="16pt" style:font-weight-complex="bold"/>
    </style:style>
    <style:style style:name="P26" style:family="paragraph" style:parent-style-name="ANleitung_20_1">
      <style:text-properties fo:font-size="16pt" fo:language="en" fo:country="US" fo:font-weight="bold" officeooo:rsid="0024de17" officeooo:paragraph-rsid="0024de17" style:font-size-asian="16pt" style:font-weight-asian="bold" style:font-size-complex="16pt" style:font-weight-complex="bold"/>
    </style:style>
    <style:style style:name="P27" style:family="paragraph" style:parent-style-name="ANleitung_20_1">
      <style:text-properties officeooo:paragraph-rsid="002c9593"/>
    </style:style>
    <style:style style:name="P28" style:family="paragraph" style:parent-style-name="ANleitung_20_1">
      <style:paragraph-properties fo:break-before="page"/>
      <style:text-properties fo:language="en" fo:country="US"/>
    </style:style>
    <style:style style:name="P29" style:family="paragraph" style:parent-style-name="Anleitung_20_3">
      <style:text-properties fo:language="en" fo:country="US"/>
    </style:style>
    <style:style style:name="P30" style:family="paragraph" style:parent-style-name="Anleitung_20_3" style:list-style-name="">
      <style:text-properties fo:language="en" fo:country="US"/>
    </style:style>
    <style:style style:name="P31" style:family="paragraph" style:parent-style-name="Anleitung_20_3">
      <style:text-properties fo:language="en" fo:country="US" officeooo:paragraph-rsid="0026c42b"/>
    </style:style>
    <style:style style:name="P32" style:family="paragraph" style:parent-style-name="Anleitung_20_3">
      <style:text-properties officeooo:paragraph-rsid="002c9593"/>
    </style:style>
    <style:style style:name="P33" style:family="paragraph" style:parent-style-name="Anleitung_20_3">
      <style:paragraph-properties fo:break-before="page"/>
      <style:text-properties fo:language="en" fo:country="US"/>
    </style:style>
    <style:style style:name="P34" style:family="paragraph" style:parent-style-name="Standard">
      <style:text-properties fo:language="en" fo:country="US" officeooo:rsid="0026c42b" officeooo:paragraph-rsid="002c9593"/>
    </style:style>
    <style:style style:name="P35" style:family="paragraph" style:parent-style-name="Standard">
      <style:text-properties fo:language="en" fo:country="US" style:text-underline-style="none" officeooo:rsid="001d66d5" officeooo:paragraph-rsid="002c9593"/>
    </style:style>
    <style:style style:name="P36" style:family="paragraph" style:parent-style-name="Standard">
      <style:paragraph-properties fo:text-align="justify" style:justify-single-word="false"/>
      <style:text-properties style:text-underline-style="none" officeooo:rsid="001d4729" officeooo:paragraph-rsid="002c9593"/>
    </style:style>
    <style:style style:name="P37" style:family="paragraph" style:parent-style-name="Standard">
      <style:paragraph-properties fo:text-align="justify" style:justify-single-word="false"/>
      <style:text-properties style:text-underline-style="none" officeooo:rsid="001d66d5" officeooo:paragraph-rsid="002c9593"/>
    </style:style>
    <style:style style:name="P38" style:family="paragraph" style:parent-style-name="Standard">
      <style:paragraph-properties fo:text-align="justify" style:justify-single-word="false"/>
      <style:text-properties officeooo:paragraph-rsid="002c9593"/>
    </style:style>
    <style:style style:name="P39" style:family="paragraph" style:parent-style-name="Standard">
      <style:text-properties officeooo:paragraph-rsid="002c9593"/>
    </style:style>
    <style:style style:name="P40" style:family="paragraph" style:parent-style-name="Anleitung_20_2">
      <style:text-properties fo:language="en" fo:country="US"/>
    </style:style>
    <style:style style:name="P41" style:family="paragraph" style:parent-style-name="Anleitung_20_2">
      <style:text-properties fo:language="en" fo:country="US" officeooo:paragraph-rsid="0026c42b"/>
    </style:style>
    <style:style style:name="P42" style:family="paragraph" style:parent-style-name="Anleitung_20_2">
      <style:text-properties officeooo:rsid="001d4729" officeooo:paragraph-rsid="002c9593"/>
    </style:style>
    <style:style style:name="T1" style:family="text">
      <style:text-properties style:text-underline-style="none"/>
    </style:style>
    <style:style style:name="T2" style:family="text">
      <style:text-properties style:text-underline-style="none" officeooo:rsid="00015807"/>
    </style:style>
    <style:style style:name="T3" style:family="text">
      <style:text-properties style:text-underline-style="none" officeooo:rsid="0026c42b"/>
    </style:style>
    <style:style style:name="T4" style:family="text">
      <style:text-properties style:text-underline-style="none" officeooo:rsid="001d4729"/>
    </style:style>
    <style:style style:name="T5" style:family="text">
      <style:text-properties style:text-underline-style="none" officeooo:rsid="0029c2c6"/>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8" style:family="text">
      <style:text-properties fo:font-size="32pt" style:text-underline-style="solid" style:text-underline-width="auto" style:text-underline-color="font-color" fo:font-weight="bold" officeooo:rsid="0024de17" style:font-size-asian="32pt" style:font-weight-asian="bold" style:font-size-complex="32pt" style:font-weight-complex="bold"/>
    </style:style>
    <style:style style:name="T9" style:family="text">
      <style:text-properties fo:font-size="32pt" style:text-underline-style="solid" style:text-underline-width="auto" style:text-underline-color="font-color" fo:font-weight="bold" officeooo:rsid="002c9593" style:font-size-asian="32pt" style:font-weight-asian="bold" style:font-size-complex="32pt" style:font-weight-complex="bold"/>
    </style:style>
    <style:style style:name="T10" style:family="text">
      <style:text-properties officeooo:rsid="0019534d"/>
    </style:style>
    <style:style style:name="T1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2" style:family="text">
      <style:text-properties fo:font-size="24pt" style:text-underline-style="solid" style:text-underline-width="auto" style:text-underline-color="font-color" fo:font-weight="bold" officeooo:rsid="001eb8fa" style:font-size-asian="24pt" style:font-weight-asian="bold" style:font-size-complex="24pt" style:font-weight-complex="bold"/>
    </style:style>
    <style:style style:name="T13" style:family="text">
      <style:text-properties fo:font-size="24pt" style:text-underline-style="solid" style:text-underline-width="auto" style:text-underline-color="font-color" fo:font-weight="bold" officeooo:rsid="0024de17" style:font-size-asian="24pt" style:font-weight-asian="bold" style:font-size-complex="24pt" style:font-weight-complex="bold"/>
    </style:style>
    <style:style style:name="T14" style:family="text">
      <style:text-properties fo:font-size="24pt" style:text-underline-style="solid" style:text-underline-width="auto" style:text-underline-color="font-color" fo:font-weight="bold" officeooo:rsid="0026c42b" style:font-size-asian="24pt" style:font-weight-asian="bold" style:font-size-complex="24pt" style:font-weight-complex="bold"/>
    </style:style>
    <style:style style:name="T15" style:family="text">
      <style:text-properties fo:font-size="24pt" style:text-underline-style="solid" style:text-underline-width="auto" style:text-underline-color="font-color" fo:font-weight="bold" officeooo:rsid="002abdd7" style:font-size-asian="24pt" style:font-weight-asian="bold" style:font-size-complex="24pt" style:font-weight-complex="bold"/>
    </style:style>
    <style:style style:name="T16" style:family="text">
      <style:text-properties fo:font-size="24pt" style:text-underline-style="solid" style:text-underline-width="auto" style:text-underline-color="font-color" fo:font-weight="bold" officeooo:rsid="002c9593" style:font-size-asian="24pt" style:font-weight-asian="bold" style:font-size-complex="24pt" style:font-weight-complex="bold"/>
    </style:style>
    <style:style style:name="T17" style:family="text">
      <style:text-properties officeooo:rsid="00251598"/>
    </style:style>
    <style:style style:name="T18" style:family="text">
      <style:text-properties officeooo:rsid="0026c42b"/>
    </style:style>
    <style:style style:name="T19" style:family="text">
      <style:text-properties officeooo:rsid="00282fb2"/>
    </style:style>
    <style:style style:name="T20" style:family="text">
      <style:text-properties officeooo:rsid="0014f829"/>
    </style:style>
    <style:style style:name="T21" style:family="text">
      <style:text-properties fo:language="en" fo:country="US"/>
    </style:style>
    <style:style style:name="T22" style:family="text">
      <style:text-properties fo:language="en" fo:country="US" officeooo:rsid="0024de17"/>
    </style:style>
    <style:style style:name="T23" style:family="text">
      <style:text-properties fo:language="en" fo:country="US" style:text-underline-style="solid" style:text-underline-width="auto" style:text-underline-color="font-color"/>
    </style:style>
    <style:style style:name="T24" style:family="text">
      <style:text-properties officeooo:rsid="002c9593"/>
    </style:style>
    <style:style style:name="T25" style:family="text">
      <style:text-properties officeooo:rsid="0029c2c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Taho </text:span><text:span text:style-name="T8">file format </text:span><text:span text:style-name="T9">2.0</text:span><text:span text:style-name="T6"><text:tab/><text:tab/><text:tab/></text:span><text:span text:style-name="T15">2</text:span><text:span text:style-name="T16">8</text:span><text:span text:style-name="T11">.</text:span><text:span text:style-name="T16">Aug</text:span><text:span text:style-name="T11">.</text:span><text:span text:style-name="T14">20</text:span><text:span text:style-name="T11">1</text:span><text:span text:style-name="T13">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20">1 <text:s/><text:a xlink:type="simple" xlink:href="#__RefHeading__5434_1784923760" text:style-name="Internet_20_link" text:visited-style-name="Internet_20_link">Preface</text:a><text:tab/>1</text:p>
          <text:p text:style-name="P20">2 <text:s/><text:a xlink:type="simple" xlink:href="#__RefHeading__5436_1784923760" text:style-name="Internet_20_link" text:visited-style-name="Internet_20_link">Basics</text:a><text:tab/>1</text:p>
          <text:p text:style-name="P20">3 <text:s/><text:a xlink:type="simple" xlink:href="#__RefHeading__5438_1784923760" text:style-name="Internet_20_link" text:visited-style-name="Internet_20_link">&lt;options&gt;</text:a><text:tab/>1</text:p>
          <text:p text:style-name="P20">4 <text:s/><text:a xlink:type="simple" xlink:href="#__RefHeading__5100_1784923760" text:style-name="Internet_20_link" text:visited-style-name="Internet_20_link">&lt;params&gt;</text:a><text:tab/>1</text:p>
          <text:p text:style-name="P20">5 <text:s/><text:a xlink:type="simple" xlink:href="#__RefHeading___Toc3308_2122979132" text:style-name="Internet_20_link" text:visited-style-name="Internet_20_link">&lt;mapPubSrc&gt; and &lt;mapallsrc&gt;</text:a><text:tab/>2</text:p>
          <text:p text:style-name="P21">5.1 <text:s/><text:a xlink:type="simple" xlink:href="#__RefHeading__2093_313844448" text:style-name="Internet_20_link" text:visited-style-name="Internet_20_link">&lt;name&gt;</text:a><text:tab/>2</text:p>
          <text:p text:style-name="P21">5.2 <text:s/><text:a xlink:type="simple" xlink:href="#__RefHeading__2095_313844448" text:style-name="Internet_20_link" text:visited-style-name="Internet_20_link">&lt;prefix&gt;</text:a><text:tab/>2</text:p>
          <text:p text:style-name="P21">5.3 <text:s/><text:a xlink:type="simple" xlink:href="#__RefHeading__2097_313844448" text:style-name="Internet_20_link" text:visited-style-name="Internet_20_link">&lt;type&gt;</text:a><text:tab/>2</text:p>
          <text:p text:style-name="P21">5.4 <text:s/><text:a xlink:type="simple" xlink:href="#__RefHeading__2594_660648341" text:style-name="Internet_20_link" text:visited-style-name="Internet_20_link">&lt;maxThreads&gt;</text:a><text:tab/>2</text:p>
          <text:p text:style-name="P21">5.5 <text:s/><text:a xlink:type="simple" xlink:href="#__RefHeading__2099_313844448" text:style-name="Internet_20_link" text:visited-style-name="Internet_20_link">&lt;url&gt;, &lt;ext&gt;, &lt;offset&gt;, &lt;ksize&gt; and &lt;mapspf&gt;</text:a><text:tab/>2</text:p>
          <text:p text:style-name="P19">5.5.a ) <text:a xlink:type="simple" xlink:href="#__RefHeading__2101_313844448" text:style-name="Internet_20_link" text:visited-style-name="Internet_20_link">Pixel maps (Base and Overlay) only &lt;url&gt;</text:a><text:tab/>2</text:p>
          <text:p text:style-name="P19">5.5.b ) <text:a xlink:type="simple" xlink:href="#__RefHeading__2600_660648341" text:style-name="Internet_20_link" text:visited-style-name="Internet_20_link">Vector maps</text:a><text:tab/>3</text:p>
          <text:p text:style-name="P19">5.5.c ) <text:a xlink:type="simple" xlink:href="#__RefHeading__2596_660648341" text:style-name="Internet_20_link" text:visited-style-name="Internet_20_link">(X)API</text:a><text:tab/>3</text:p>
          <text:p text:style-name="P20">6 <text:s/><text:a xlink:type="simple" xlink:href="#__RefHeading___Toc1768_960078733" text:style-name="Internet_20_link" text:visited-style-name="Internet_20_link">&lt;OsmIds&gt;</text:a><text:tab/>4</text:p>
          <text:p text:style-name="P21">6.1 <text:s/><text:a xlink:type="simple" xlink:href="#__RefHeading___Toc1770_960078733" text:style-name="Internet_20_link" text:visited-style-name="Internet_20_link">&lt;ID&gt;</text:a><text:tab/>4</text:p>
          <text:p text:style-name="P19">6.1.a ) <text:a xlink:type="simple" xlink:href="#__RefHeading___Toc1536_1362191804" text:style-name="Internet_20_link" text:visited-style-name="Internet_20_link">&lt;name&gt;</text:a><text:tab/>4</text:p>
          <text:p text:style-name="P19">6.1.b ) <text:a xlink:type="simple" xlink:href="#__RefHeading___Toc1538_1362191804" text:style-name="Internet_20_link" text:visited-style-name="Internet_20_link">&lt;IDV&gt;</text:a><text:tab/>4</text:p>
        </text:index-body>
      </text:table-of-content>
      <text:list xml:id="list216359406" text:style-name="Outline">
        <text:list-item>
          <text:h text:style-name="P22" text:outline-level="1"><text:bookmark-start text:name="__RefHeading__5434_1784923760"/>Preface<text:bookmark-end text:name="__RefHeading__5434_1784923760"/></text:h>
        </text:list-item>
      </text:list>
      <text:p text:style-name="P5"/>
      <text:p text:style-name="P1"><text:span text:style-name="T21">Taho </text:span><text:span text:style-name="T22">files are used to save the settings of </text:span><text:a xlink:type="simple" xlink:href="http://www.dimitri-junker.de/eng/html/openstreetmap.html" text:style-name="Internet_20_link" text:visited-style-name="Visited_20_Internet_20_Link"><text:span text:style-name="T22">Taho</text:span></text:a><text:span text:style-name="T22">. This includes the sources for OSM-tiles. Since I need them also for other programs this sources are saved in a file of them self. But all could be saved in one file.</text:span></text:p>
      <text:list xml:id="list115206577475492" text:continue-numbering="true" text:style-name="Outline">
        <text:list-item>
          <text:h text:style-name="P26" text:outline-level="1"><text:bookmark-start text:name="__RefHeading__5436_1784923760"/>Basics<text:bookmark-end text:name="__RefHeading__5436_1784923760"/></text:h>
        </text:list-item>
      </text:list>
      <text:p text:style-name="P7">Taho-files are in XML-Format. They include one Element by the name &lt;taho&gt; and one or more sub elements described below:</text:p>
      <text:list xml:id="list115205721191814" text:continue-numbering="true" text:style-name="Outline">
        <text:list-item>
          <text:h text:style-name="P25" text:outline-level="1"><text:bookmark-start text:name="__RefHeading__5438_1784923760"/>&lt;options&gt;<text:bookmark-end text:name="__RefHeading__5438_1784923760"/></text:h>
        </text:list-item>
      </text:list>
      <text:p text:style-name="Standard"><text:bookmark-start text:name="__RefHeading___Toc1766_960078733"/>Here everything was filed what you can adjust under Edit / Options. This has meanwhile wandered into the registry, so this should only be found in old taho files.<text:bookmark-end text:name="__RefHeading___Toc1766_960078733"/></text:p>
      <text:list xml:id="list115205695537792" text:continue-numbering="true" text:style-name="Outline">
        <text:list-item>
          <text:h text:style-name="P22" text:outline-level="1"><text:bookmark-start text:name="__RefHeading__5100_1784923760"/>&lt;params&gt;<text:bookmark-end text:name="__RefHeading__5100_1784923760"/></text:h>
        </text:list-item>
      </text:list>
      <text:p text:style-name="P13">Here is everything for one project, so all you can set in the main Taho window.</text:p>
      <text:h text:style-name="P23" text:outline-level="1"/>
      <text:list xml:id="list115206196966235" text:continue-numbering="true" text:style-name="Outline">
        <text:list-item>
          <text:h text:style-name="P28" text:outline-level="1"><text:bookmark-start text:name="__RefHeading___Toc3308_2122979132"/>&lt;mapPubSrc&gt; <text:span text:style-name="T17">and </text:span><text:bookmark-start text:name="__DdeLink__1527_1362191804"/><text:span text:style-name="T17">&lt;mapallsrc&gt;</text:span><text:bookmark-end text:name="__RefHeading___Toc3308_2122979132"/><text:bookmark-end text:name="__DdeLink__1527_1362191804"/></text:h>
        </text:list-item>
      </text:list>
      <text:p text:style-name="P9"><text:span text:style-name="T17">This element </text:span><text:s/><text:span text:style-name="T17">contains the information for the map sources. As said before this is usually in a separate file defsrcP.taho and mydefsrc.taho. The first one contains the sources published by me, the other one is for you to edit. This way defsrcP can be updated without loosing sources you found. To make it easier for the program to know which are private and which are public defsrcP contains &lt;mapPubSrc&gt; and mydefsrc contains &lt;mapallsrc&gt;, else they are the same.</text:span></text:p>
      <text:p text:style-name="P9">For each source there is a &lt;src&gt; Block. In this the there are the following <text:span text:style-name="T17">e</text:span>lements:</text:p>
      <text:list xml:id="list115205678455486" text:continue-numbering="true" text:style-name="Outline">
        <text:list-item>
          <text:list>
            <text:list-item>
              <text:h text:style-name="P40" text:outline-level="2"><text:bookmark-start text:name="__RefHeading__2093_313844448"/>&lt;name&gt;<text:bookmark-end text:name="__RefHeading__2093_313844448"/></text:h>
            </text:list-item>
          </text:list>
        </text:list-item>
      </text:list>
      <text:p text:style-name="P4">The name is used for the selection and for the folder names. So it might only contain characters allowed for folder-names</text:p>
      <text:list xml:id="list115206271244301" text:continue-numbering="true" text:style-name="Outline">
        <text:list-item>
          <text:list>
            <text:list-item>
              <text:h text:style-name="P40" text:outline-level="2"><text:bookmark-start text:name="__RefHeading__2095_313844448"/>&lt;prefix&gt;<text:bookmark-end text:name="__RefHeading__2095_313844448"/></text:h>
            </text:list-item>
          </text:list>
        </text:list-item>
      </text:list>
      <text:p text:style-name="P4">The map files will get this as a prefix in there names. Since the overlays are not saved individually there is no prefix needed for them.</text:p>
      <text:list xml:id="list115205557517198" text:continue-numbering="true" text:style-name="Outline">
        <text:list-item>
          <text:list>
            <text:list-item>
              <text:h text:style-name="P40" text:outline-level="2"><text:bookmark-start text:name="__RefHeading__2097_313844448"/>&lt;type&gt;<text:bookmark-end text:name="__RefHeading__2097_313844448"/></text:h>
            </text:list-item>
          </text:list>
        </text:list-item>
      </text:list>
      <text:p text:style-name="P14">0: Base pixel map; 1: Overlays; 2: Vector maps.; (X)Api Query; -<text:span text:style-name="T10">2: <text:s/></text:span><text:span text:style-name="T2">obsolete</text:span></text:p>
      <text:list xml:id="list115206674263971" text:continue-numbering="true" text:style-name="Outline">
        <text:list-item>
          <text:list>
            <text:list-item>
              <text:h text:style-name="P40" text:outline-level="2"><text:bookmark-start text:name="__RefHeading__2594_660648341"/>&lt;maxThreads&gt;<text:bookmark-end text:name="__RefHeading__2594_660648341"/></text:h>
            </text:list-item>
          </text:list>
        </text:list-item>
      </text:list>
      <text:p text:style-name="P4">How many Threads may be used when downloading from this source. Is the value 0 or not set at all than it is unlimited.</text:p>
      <text:list xml:id="list115206314651959" text:continue-numbering="true" text:style-name="Outline">
        <text:list-item>
          <text:list>
            <text:list-item>
              <text:h text:style-name="P40" text:outline-level="2"><text:bookmark-start text:name="__RefHeading__2099_313844448"/>&lt;url&gt;,<text:bookmark-start text:name="__DdeLink__3333_1668542338"/> &lt;ext&gt;,<text:bookmark-end text:name="__DdeLink__3333_1668542338"/> &lt;offset&gt;, &lt;ksize&gt; and &lt;mapspf&gt;<text:bookmark-end text:name="__RefHeading__2099_313844448"/></text:h>
              <text:list>
                <text:list-item>
                  <text:h text:style-name="P29" text:outline-level="3"><text:bookmark-start text:name="__RefHeading__2101_313844448"/>Pixel maps (Base and Overlay) only &lt;url&gt;<text:bookmark-end text:name="__RefHeading__2101_313844448"/></text:h>
                </text:list-item>
              </text:list>
            </text:list-item>
          </text:list>
        </text:list-item>
      </text:list>
      <text:p text:style-name="P11">The base map has <text:bookmark-start text:name="__DdeLink__2942_3729352085"/>&lt;type&gt;0&lt;/type&gt;<text:bookmark-end text:name="__DdeLink__2942_3729352085"/> and the Overlays &lt;type&gt;1&lt;/type&gt;. <text:span text:style-name="T19">The default base map can be set to &lt;type&gt;100&lt;/type&gt;</text:span></text:p>
      <text:p text:style-name="P10">The URL can be set in two ways. All OSM - servers I know so far save for example tile <text:s/>(x=1,y=2,zoom=3) under</text:p>
      <text:p text:style-name="P8">BASEURL/3/1/2.png</text:p>
      <text:p text:style-name="P8">in this case you just need to set the BASEURL, alternatively you could also use place-holders to define the same source as above as:</text:p>
      <text:p text:style-name="P8">BASEURL/$Z/$X/$Y.png</text:p>
      <text:p text:style-name="P11">but this makes only sense if the syntax differs from the usual OSM syntax. If such a URL contains a $ sign you have to double it. Instead of „$X“... you can also use „{x}“ or „${x}“ as placeholder.<text:span text:style-name="T19"> For Ids of sources where you need to register the Url might contain a private ID, like this:</text:span></text:p>
      <text:p text:style-name="P6">https://tile.thunderforest.com/cycle/{z}/{x}/{y}.png?apikey=<text:span text:style-name="T20">myID</text:span> </text:p>
      <text:p text:style-name="P15"><text:span text:style-name="T19">To be able to include this sources in</text:span> defsrcP <text:span text:style-name="T19">the ID can be replaced by a placeholder:</text:span></text:p>
      <text:p text:style-name="P3"><text:a xlink:type="simple" xlink:href="https://tile.thunderforest.com/cycle/" text:style-name="Internet_20_link" text:visited-style-name="Visited_20_Internet_20_Link"><text:span text:style-name="T21">https://tile.thunderforest.com/cycle/</text:span></text:a><text:span text:style-name="T21">{Z}/{X}/{Y}.png?apikey={ID_Thunderforest}</text:span></text:p>
      <text:p text:style-name="P15"><text:span text:style-name="T19">The placeholder has to start with</text:span> „{ID_“ <text:span text:style-name="T19">a</text:span>nd <text:span text:style-name="T19">end with</text:span> „}“. <text:span text:style-name="T19">In all URLs with the same ID the same Placeholder should be used</text:span>. </text:p>
      <text:p text:style-name="P11"><text:span text:style-name="T19">Especially if you </text:span>want to download maps of other sources than OSM, you have to respect the terms of use. Besides the URL and the maximum zoom-level a prefix is saved for every source which will be used for the file-names. Most sources use tiles in the png format, but not all, therefore you can define the file format in &lt;ext&gt;, if this is not defined png is used by default.</text:p>
      <text:h text:style-name="P30" text:outline-level="3"/>
      <text:list xml:id="list115204983478265" text:continue-numbering="true" text:style-name="Outline">
        <text:list-item>
          <text:list>
            <text:list-item>
              <text:list>
                <text:list-item>
                  <text:h text:style-name="P33" text:outline-level="3"><text:bookmark-start text:name="__RefHeading__2600_660648341"/>Vector maps<text:bookmark-end text:name="__RefHeading__2600_660648341"/></text:h>
                </text:list-item>
              </text:list>
            </text:list-item>
          </text:list>
        </text:list-item>
      </text:list>
      <text:p text:style-name="P4">These have <text:span text:style-name="T1">&lt;type&gt;2&lt;/type&gt;. </text:span>Until now I know two kinds of URLs:</text:p>
      <text:p text:style-name="P8">http://openstreetmap.teddynetz.de/latest/img/63273/63273621.img.gz</text:p>
      <text:p text:style-name="P8">http://osm.smash-net.org/srtm/53273621.img.gz</text:p>
      <text:p text:style-name="P8">both start with a base url saved in &lt;url&gt; so:</text:p>
      <text:p text:style-name="P8">&lt;url&gt;http://openstreetmap.teddynetz.de/latest/img&lt;/url&gt;</text:p>
      <text:p text:style-name="P8">&lt;url&gt;http://osm.smash-net.org/srtm&lt;/url&gt;</text:p>
      <text:p text:style-name="P10">At the first this is followed by a subfolder, each for 1000 maps, at the second all maps are in one folder. If the subfolder has the number (map_number)/Number_in_folder <text:s/>you need to set &lt;mapspf&gt; to this <text:s/>Number_in_folder. If there are no sub-folders you can either ignore this tag or set it to 0, so for the two examples:</text:p>
      <text:p text:style-name="P8">&lt;mapspf&gt;1000&lt;/mapspf&gt;</text:p>
      <text:p text:style-name="P8">&lt;mapspf&gt;0&lt;/mapspf&gt;</text:p>
      <text:p text:style-name="P8">The map number is calculated by: </text:p>
      <text:p text:style-name="P17">Number = ((int)((lat + 90) / ksize) + (int)((lon + 180) / ksize) * (int)(180 / ksize)) + offset</text:p>
      <text:p text:style-name="P17"/>
      <text:p text:style-name="P18">In addition to the tags above ksize and offset need to be <text:s/>defined. For the examples ksize=1 deg:</text:p>
      <text:p text:style-name="P18">&lt;ksize&gt;1.000000&lt;/ksize&gt;</text:p>
      <text:p text:style-name="P18">and offset 63240001 or 53240001</text:p>
      <text:p text:style-name="P18">&lt;offset&gt;63240001&lt;/offset&gt;</text:p>
      <text:p text:style-name="P18">&lt;offset&gt;53240001&lt;/offset&gt;</text:p>
      <text:p text:style-name="P18">In all:</text:p>
      <text:p text:style-name="P17"><text:tab/><text:tab/>&lt;src&gt;</text:p>
      <text:p text:style-name="P17"><text:tab/><text:tab/><text:tab/>&lt;name&gt;CompTeddy latest&lt;/name&gt;</text:p>
      <text:p text:style-name="P17"><text:tab/><text:tab/><text:tab/>&lt;prefix&gt;CTL&lt;/prefix&gt;</text:p>
      <text:p text:style-name="P17"><text:tab/><text:tab/><text:tab/>&lt;url&gt;http://openstreetmap.teddynetz.de/latest/img&lt;/url&gt;</text:p>
      <text:p text:style-name="P17"><text:tab/><text:tab/><text:tab/>&lt;type&gt;2&lt;/type&gt;</text:p>
      <text:p text:style-name="P17"><text:tab/><text:tab/><text:tab/>&lt;offset&gt;63240001&lt;/offset&gt;</text:p>
      <text:p text:style-name="P17"><text:tab/><text:tab/><text:tab/>&lt;ksize&gt;1.000000&lt;/ksize&gt;</text:p>
      <text:p text:style-name="P17"><text:tab/><text:tab/><text:tab/>&lt;mapspf&gt;1000&lt;/mapspf&gt;</text:p>
      <text:p text:style-name="P17"><text:tab/><text:tab/>&lt;/src&gt;</text:p>
      <text:p text:style-name="P17"><text:tab/><text:tab/>&lt;src&gt;</text:p>
      <text:p text:style-name="P17"><text:tab/><text:tab/><text:tab/>&lt;name&gt;SRTM&lt;/name&gt;</text:p>
      <text:p text:style-name="P17"><text:tab/><text:tab/><text:tab/>&lt;prefix&gt;SRTM&lt;/prefix&gt;</text:p>
      <text:p text:style-name="P17"><text:tab/><text:tab/><text:tab/>&lt;url&gt;http://osm.smash-net.org/srtm&lt;/url&gt;</text:p>
      <text:p text:style-name="P17"><text:tab/><text:tab/><text:tab/>&lt;type&gt;2&lt;/type&gt;</text:p>
      <text:p text:style-name="P17"><text:tab/><text:tab/><text:tab/>&lt;offset&gt;53240001&lt;/offset&gt;</text:p>
      <text:p text:style-name="P17"><text:tab/><text:tab/><text:tab/>&lt;ksize&gt;1.000000&lt;/ksize&gt;</text:p>
      <text:p text:style-name="P17"><text:tab/><text:tab/><text:tab/>&lt;mapspf&gt;0&lt;/mapspf&gt;</text:p>
      <text:p text:style-name="P17"><text:tab/><text:tab/>&lt;/src&gt;</text:p>
      <text:list xml:id="list115204790963194" text:continue-numbering="true" text:style-name="Outline">
        <text:list-item>
          <text:list>
            <text:list-item>
              <text:list>
                <text:list-item>
                  <text:h text:style-name="P29" text:outline-level="3"><text:bookmark-start text:name="__RefHeading__2596_660648341"/>(X)API<text:bookmark-end text:name="__RefHeading__2596_660648341"/></text:h>
                </text:list-item>
              </text:list>
            </text:list-item>
          </text:list>
        </text:list-item>
      </text:list>
      <text:p text:style-name="P10">These have &lt;type&gt;3&lt;/type&gt;. </text:p>
      <text:p text:style-name="P10">In the program there is no separation between vector maps and (X)API downloads. The URL usually contains place-holders, for example:</text:p>
      <text:p text:style-name="P2"><text:span text:style-name="T21">&lt;url&gt;</text:span><text:a xlink:type="simple" xlink:href="http://xapi.openstreetmap.org/api/0.6/map?bbox=$W,$S,$E,$N" text:style-name="Internet_20_link" text:visited-style-name="Visited_20_Internet_20_Link"><text:span text:style-name="T23">http://xapi.openstreetmap.org/api/0.6/map?bbox=$W,$S,$E,$N</text:span></text:a><text:span text:style-name="T21">&lt;/url&gt;</text:span></text:p>
      <text:p text:style-name="P5"><text:span text:style-name="T1">The ($W,$S,$E,$N) will be replaced by the area. This would be all if there there would not be a size limit for some API query. For the map query above this limit is </text:span>100 square degrees, so you need to set</text:p>
      <text:p text:style-name="P10">&lt;ksize&gt;100.000000&lt;/ksize&gt;</text:p>
      <text:p text:style-name="P8">If there is no limit set it to 0 ore not at all. For more information see: S.:http://wiki.openstreetmap.org/wiki/API_v0.6 <text:s/>and http://wiki.openstreetmap.org/wiki/Xapi </text:p>
      <text:list xml:id="list115206340814347" text:continue-numbering="true" text:style-name="Outline">
        <text:list-item>
          <text:h text:style-name="P24" text:outline-level="1"><text:bookmark-start text:name="__RefHeading___Toc1768_960078733"/><text:bookmark-start text:name="__DdeLink__905_2031360197"/><text:soft-page-break/>&lt;OsmIds&gt;<text:bookmark-end text:name="__RefHeading___Toc1768_960078733"/></text:h>
        </text:list-item>
      </text:list>
      <text:p text:style-name="P12">Here Taho are some other program saves the Ids necessary for some sources where you need to register to use them. Since this is definitely not public it is saved in mdefs<text:span text:style-name="T18">rc.taho. In the URL of the source, which might be in defsrcP a placeholder is used instead of the ID. The program then looks up here for the ID to replace the placeholder with. So for each ID the is one Element:</text:span></text:p>
      <text:list xml:id="list115206786566335" text:continue-numbering="true" text:style-name="Outline">
        <text:list-item>
          <text:list>
            <text:list-item>
              <text:h text:style-name="P41" text:outline-level="2"><text:bookmark-start text:name="__RefHeading___Toc1770_960078733"/>&lt;ID&gt;<text:bookmark-end text:name="__RefHeading___Toc1770_960078733"/></text:h>
            </text:list-item>
          </text:list>
        </text:list-item>
      </text:list>
      <text:p text:style-name="Standard"><text:bookmark-start text:name="__RefHeading___Toc1772_960078733"/><text:span text:style-name="T3">This element contains tho following two elements.</text:span> <text:bookmark-end text:name="__RefHeading___Toc1772_960078733"/></text:p>
      <text:list xml:id="list115205103610406" text:continue-numbering="true" text:style-name="Outline">
        <text:list-item>
          <text:list>
            <text:list-item>
              <text:list>
                <text:list-item>
                  <text:h text:style-name="P31" text:outline-level="3"><text:bookmark-start text:name="__RefHeading___Toc1536_1362191804"/>&lt;name&gt;<text:bookmark-end text:name="__RefHeading___Toc1536_1362191804"/></text:h>
                </text:list-item>
              </text:list>
            </text:list-item>
          </text:list>
        </text:list-item>
      </text:list>
      <text:p text:style-name="P16"><text:span text:style-name="T18">This placeholder has to start with „</text:span>ID_“ <text:span text:style-name="T18">but else you are free to name it in any way.</text:span> </text:p>
      <text:list xml:id="list115205262865312" text:continue-numbering="true" text:style-name="Outline">
        <text:list-item>
          <text:list>
            <text:list-item>
              <text:list>
                <text:list-item>
                  <text:h text:style-name="P31" text:outline-level="3"><text:bookmark-start text:name="__RefHeading___Toc1538_1362191804"/>&lt;IDV&gt;<text:bookmark-end text:name="__RefHeading___Toc1538_1362191804"/></text:h>
                </text:list-item>
              </text:list>
            </text:list-item>
          </text:list>
        </text:list-item>
      </text:list>
      <text:p text:style-name="P34">The private ID<text:bookmark-end text:name="__DdeLink__905_2031360197"/></text:p>
      <text:list xml:id="list115205841103303" text:continue-numbering="true" text:style-name="Outline">
        <text:list-item>
          <text:h text:style-name="P27" text:outline-level="1"><text:bookmark-start text:name="__RefHeading___Toc485_2031360197"/><text:bookmark text:name="__DdeLink__1832_856668453"/>&lt;OsmLogins&gt;<text:bookmark-end text:name="__RefHeading___Toc485_2031360197"/></text:h>
        </text:list-item>
      </text:list>
      <text:p text:style-name="P36"><text:bookmark-start text:name="__DdeLink__931_2031360197"/>Here Taho or another program deposits the login information for Tile server that need <text:span text:style-name="T24">them</text:span>. Since these are anything but public they belong in mydefsrc.taho<text:bookmark-end text:name="__DdeLink__931_2031360197"/></text:p>
      <text:list xml:id="list115206432659718" text:continue-numbering="true" text:style-name="Outline">
        <text:list-item>
          <text:list>
            <text:list-item>
              <text:h text:style-name="P42" text:outline-level="2"><text:bookmark-start text:name="__RefHeading__855_4375058351"/>&lt;LOGIN&gt;<text:bookmark-end text:name="__RefHeading__855_4375058351"/></text:h>
            </text:list-item>
          </text:list>
        </text:list-item>
      </text:list>
      <text:p text:style-name="P38"><text:span text:style-name="T4">For each server that requires a login, there is an element with three entries:</text:span><text:bookmark-start text:name="__DdeLink__1761_9600787331"/></text:p>
      <text:list xml:id="list115205285827529" text:continue-numbering="true" text:style-name="Outline">
        <text:list-item>
          <text:list>
            <text:list-item>
              <text:list>
                <text:list-item>
                  <text:h text:style-name="P32" text:outline-level="3"><text:bookmark-start text:name="__RefHeading___Toc1536_13621918041"/>&lt;Domain&gt;<text:bookmark-end text:name="__RefHeading___Toc1536_13621918041"/></text:h>
                </text:list-item>
              </text:list>
            </text:list-item>
          </text:list>
        </text:list-item>
      </text:list>
      <text:p text:style-name="P39">This is automatically formed from the URL. The part used <text:span text:style-name="T24">is that </text:span>between the second and third, ‘/' without the "http: //" and more importantly without the Tile num<text:span text:style-name="T24">ber</text:span>, otherwise one would have to enter <text:span text:style-name="T24">thelogin information</text:span> again for each Tile. So from http://privat.<text:span text:style-name="T24">maps</text:span>.<text:span text:style-name="T24">com</text:span>/5/4/3.png privat.<text:span text:style-name="T24">maps</text:span>.de would be used. Since this happens automatically you should not have to change anything. If there are problems, e.g. a server that offers several cards, e.g. such URLs have: http://privat.<text:span text:style-name="T24">maps</text:span>.<text:span text:style-name="T24">com</text:span>/<text:span text:style-name="T24">map</text:span>A/5/4/3.png and http://privat.<text:span text:style-name="T24">maps</text:span>.<text:span text:style-name="T24">com</text:span>/<text:span text:style-name="T24">mapB</text:span>/5/4/3.png and for these different logins then please contact me, or <text:span text:style-name="T24">change </text:span>the source code of Taho or similar <text:s/>yourself.<text:bookmark-start text:name="__DdeLink__475_2031360197"/></text:p>
      <text:list xml:id="list115205804820329" text:continue-numbering="true" text:style-name="Outline">
        <text:list-item>
          <text:list>
            <text:list-item>
              <text:list>
                <text:list-item>
                  <text:h text:style-name="P32" text:outline-level="3"><text:bookmark-start text:name="__RefHeading___Toc1538_13621918041"/>&lt;name&gt;<text:bookmark-end text:name="__RefHeading___Toc1538_13621918041"/></text:h>
                </text:list-item>
              </text:list>
            </text:list-item>
          </text:list>
        </text:list-item>
      </text:list>
      <text:p text:style-name="P37"><text:span text:style-name="T24">The</text:span> <text:bookmark-end text:name="__DdeLink__1761_9600787331"/><text:span text:style-name="T25">Login-Name</text:span><text:bookmark-end text:name="__DdeLink__475_2031360197"/></text:p>
      <text:list xml:id="list115206548869683" text:continue-numbering="true" text:style-name="Outline">
        <text:list-item>
          <text:list>
            <text:list-item>
              <text:list>
                <text:list-item>
                  <text:h text:style-name="P32" text:outline-level="3"><text:bookmark-start text:name="__RefHeading___Toc1538_136219180411"/>&lt;<text:span text:style-name="T25">pwd</text:span>&gt;<text:bookmark-end text:name="__RefHeading___Toc1538_136219180411"/></text:h>
                </text:list-item>
              </text:list>
            </text:list-item>
          </text:list>
        </text:list-item>
      </text:list>
      <text:p text:style-name="P35"><text:span text:style-name="T24">The</text:span> <text:span text:style-name="T25">Login-Password</text:span></text:p>
      <text:p text:style-name="P10"/>
      <text:p text:style-name="P10">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801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99cm" fo:margin-left="1.499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Dimitri Junker</meta:initial-creator>
    <meta:creation-date>2008-08-07T14:37:26</meta:creation-date>
    <dc:creator>Dimitri Junker</dc:creator>
    <dc:date>2019-08-28T11:52:04.416000000</dc:date>
    <meta:editing-cycles>92</meta:editing-cycles>
    <meta:editing-duration>P1DT12H36M7S</meta:editing-duration>
    <meta:document-statistic meta:table-count="0" meta:image-count="0" meta:object-count="0" meta:page-count="4" meta:paragraph-count="113" meta:word-count="1141" meta:character-count="7206" meta:non-whitespace-character-count="6121"/>
    <meta:user-defined meta:name="Info 1"/>
    <meta:user-defined meta:name="Info 2"/>
    <meta:user-defined meta:name="Info 3"/>
    <meta:user-defined meta:name="Info 4"/>
  </office:meta>
</office:document-meta>
</file>